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DD000004855A35DB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DD000004855A35DB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Luigi Malagò</meta:initial-creator>
    <meta:creation-date>2008-06-26T01:43:25</meta:creation-date>
    <dc:creator>Luigi Malagò</dc:creator>
    <dc:date>2008-06-26T02:32:23</dc:date>
    <meta:editing-cycles>6</meta:editing-cycles>
    <meta:editing-duration>PT42M4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